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73cm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1.454cm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1.45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3deb3d" draw:textarea-horizontal-align="justify" draw:textarea-vertical-align="middle" draw:auto-grow-height="false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53cm" svg:height="0.607cm" svg:x="2.27cm" svg:y="2.238cm">
          <draw:text-box>
            <text:p text:style-name="P1">Transaction Start</text:p>
          </draw:text-box>
        </draw:frame>
        <draw:frame draw:style-name="gr1" draw:text-style-name="P1" draw:layer="layout" svg:width="2.547cm" svg:height="0.607cm" svg:x="2.271cm" svg:y="4.739cm">
          <draw:text-box>
            <text:p text:style-name="P1">Transaction End</text:p>
          </draw:text-box>
        </draw:frame>
        <draw:line draw:style-name="gr2" draw:text-style-name="P2" draw:layer="layout" svg:x1="3.54cm" svg:y1="2.67cm" svg:x2="3.54cm" svg:y2="4.575cm">
          <text:p/>
        </draw:line>
        <draw:custom-shape draw:style-name="gr3" draw:text-style-name="P2" draw:layer="layout" svg:width="0.635cm" svg:height="0.635cm" svg:x="5.445cm" svg:y="2.0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046cm" svg:y="2.0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6.647cm" svg:y="2.03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05cm" svg:y1="1.8cm" svg:x2="8.05cm" svg:y2="6.245cm">
          <text:p/>
        </draw:line>
        <draw:frame draw:style-name="gr5" draw:text-style-name="P3" draw:layer="layout" svg:width="1.675cm" svg:height="0.56cm" svg:x="7.125cm" svg:y="2.063cm">
          <draw:text-box>
            <text:p text:style-name="P3">Page Fault</text:p>
          </draw:text-box>
        </draw:frame>
        <draw:custom-shape draw:style-name="gr6" draw:text-style-name="P2" draw:layer="layout" svg:width="0.635cm" svg:height="0.635cm" svg:x="8.746cm" svg:y="2.3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35cm" svg:height="0.635cm" svg:x="9.347cm" svg:y="2.33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635cm" svg:x="9.948cm" svg:y="2.338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589cm" svg:height="0.963cm" svg:x="8.491cm" svg:y="1.48cm">
          <draw:text-box>
            <text:p text:style-name="P4">Private</text:p>
            <text:p text:style-name="P4"><text:s/>Working Copy</text:p>
          </draw:text-box>
        </draw:frame>
        <draw:custom-shape draw:style-name="gr10" draw:text-style-name="P2" draw:layer="layout" svg:width="0.635cm" svg:height="0.635cm" svg:x="13.047cm" svg:y="2.3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35cm" svg:height="0.635cm" svg:x="13.648cm" svg:y="2.3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35cm" svg:height="0.635cm" svg:x="14.249cm" svg:y="2.33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963cm" svg:x="12.971cm" svg:y="1.44cm">
          <draw:text-box>
            <text:p text:style-name="P4">Original <text:line-break/> Twin Page</text:p>
          </draw:text-box>
        </draw:frame>
        <draw:frame draw:style-name="gr13" draw:text-style-name="P4" draw:layer="layout" svg:width="2.589cm" svg:height="0.607cm" svg:x="5.092cm" svg:y="1.381cm">
          <draw:text-box>
            <text:p text:style-name="P4">Shared Mapping</text:p>
          </draw:text-box>
        </draw:frame>
        <draw:line draw:style-name="gr2" draw:text-style-name="P2" draw:layer="layout" svg:x1="10.55cm" svg:y1="2.702cm" svg:x2="13.065cm" svg:y2="2.702cm">
          <text:p/>
        </draw:line>
        <draw:frame draw:style-name="gr5" draw:text-style-name="P3" draw:layer="layout" svg:width="1.675cm" svg:height="0.607cm" svg:x="11.326cm" svg:y="2.163cm">
          <draw:text-box>
            <text:p text:style-name="P3">Copy</text:p>
          </draw:text-box>
        </draw:frame>
        <draw:custom-shape draw:style-name="gr14" draw:text-style-name="P2" draw:layer="layout" svg:width="3.81cm" svg:height="1.905cm" svg:x="20.685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35cm" svg:height="0.635cm" svg:x="8.748cm" svg:y="3.7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635cm" svg:height="0.635cm" svg:x="9.349cm" svg:y="3.7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9.95cm" svg:y="3.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nyliu </meta:initial-creator>
    <meta:creation-date>2010-07-20T09:11:30</meta:creation-date>
    <meta:generator>OpenOffice.org/3.1$Linux OpenOffice.org_project/310m19$Build-9420</meta:generator>
    <dc:date>2010-07-20T09:30:30</dc:date>
    <dc:creator>tonyliu </dc:creator>
    <meta:editing-duration>PT00H06M58S</meta:editing-duration>
    <meta:editing-cycles>2</meta:editing-cycles>
    <meta:document-statistic meta:object-count="23"/>
  </office:meta>
</office:document-meta>
</file>